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6.2988in" svg:height="3.5429in" svg:x="0in" svg:y="1.3614in">
            <draw:object draw:notify-on-update-of-ranges="result.A1:result.BF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8118in" svg:y="1.928in">
            <draw:object draw:notify-on-update-of-ranges="result.AK11:result.AK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formula="of:=MEDIAN([.A1:.BF1])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table:formula="of:=STDEV([.A1:.BF1])" office:value-type="float" office:value="3.73603469375083" calcext:value-type="float">
            <text:p>3.7360346938</text:p>
          </table:table-cell>
          <table:table-cell table:number-columns-repeated="56"/>
        </table:table-row>
        <table:table-row table:style-name="ro1" table:number-rows-repeated="6">
          <table:table-cell table:number-columns-repeated="58"/>
        </table:table-row>
        <table:table-row table:style-name="ro1">
          <table:table-cell table:number-columns-repeated="35"/>
          <table:table-cell office:value-type="float" office:value="-7" calcext:value-type="float">
            <text:p>-7</text:p>
          </table:table-cell>
          <table:table-cell table:number-matrix-columns-spanned="1" table:number-matrix-rows-spanned="21" table:formula="of:=FREQUENCY([.A1:.BF1];[.AJ11:.AJ30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03:58:43.538968265</dc:date>
    <meta:editing-duration>PT3M22S</meta:editing-duration>
    <meta:editing-cycles>1</meta:editing-cycles>
    <meta:document-statistic meta:table-count="1" meta:cell-count="100" meta:object-count="2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3.899cm" style:legend-expansion="high" chart:style-name="ch2"/>
        <chart:plot-area chart:style-name="ch3" table:cell-range-address="result.A1:result.BF1" svg:x="0.32cm" svg:y="0.18cm" svg:width="11.82cm" svg:height="8.64cm">
          <chartooo:coordinate-region svg:x="0.941cm" svg:y="0.406cm" svg:width="11.012cm" svg:height="8.1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A1:result.BF1" chart:class="chart:scatter">
            <chart:regression-curve chart:style-name="ch7">
              <chart:equation chart:display-equation="true" chart:display-r-square="false" svg:x="4.987cm" svg:y="7.821cm"/>
            </chart:regression-curve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-2">
                <text:p>-2</text:p>
                <draw:g>
                  <svg:desc>result.A1:result.BF1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174cm" style:legend-expansion="high" chart:style-name="ch2"/>
        <chart:plot-area chart:style-name="ch3" table:cell-range-address="result.AK11:result.AK30" svg:x="0.32cm" svg:y="0.18cm" svg:width="12.859cm" svg:height="8.64cm">
          <chartooo:coordinate-region svg:x="0.756cm" svg:y="0.406cm" svg:width="12.423cm" svg:height="7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.AK11:result.AK30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AK11:result.A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